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14cm"/>
    </style:style>
    <style:style style:name="Tabela1.B" style:family="table-column">
      <style:table-column-properties style:column-width="4.921cm"/>
    </style:style>
    <style:style style:name="Tabela1.C" style:family="table-column">
      <style:table-column-properties style:column-width="9.94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officeooo:paragraph-rsid="00212c5d"/>
    </style:style>
    <style:style style:name="P2" style:family="paragraph" style:parent-style-name="Text_20_body">
      <style:text-properties officeooo:paragraph-rsid="00212c5d"/>
    </style:style>
    <style:style style:name="P3" style:family="paragraph" style:parent-style-name="Standard">
      <style:text-properties officeooo:rsid="001f0f27" officeooo:paragraph-rsid="001f0f27"/>
    </style:style>
    <style:style style:name="P4" style:family="paragraph" style:parent-style-name="Standard">
      <style:text-properties officeooo:rsid="001f0f27" officeooo:paragraph-rsid="001f5ca1"/>
    </style:style>
    <style:style style:name="P5" style:family="paragraph" style:parent-style-name="Text_20_body">
      <style:text-properties officeooo:rsid="001f0f27" officeooo:paragraph-rsid="001f5ca1"/>
    </style:style>
    <style:style style:name="P6" style:family="paragraph" style:parent-style-name="Standard">
      <style:text-properties officeooo:rsid="001f0f27" officeooo:paragraph-rsid="0020211a"/>
    </style:style>
    <style:style style:name="P7" style:family="paragraph" style:parent-style-name="Standard">
      <style:paragraph-properties style:line-height-at-least="0.335cm"/>
      <style:text-properties fo:color="#d4d4d4" loext:opacity="100%" style:font-name="Consolas" fo:font-size="7pt" fo:font-weight="normal" fo:background-color="#1e1e1e"/>
    </style:style>
    <style:style style:name="P8" style:family="paragraph" style:parent-style-name="Standard">
      <style:text-properties fo:color="#d4d4d4" loext:opacity="100%" style:font-name="Consolas" fo:font-size="7pt" fo:font-weight="normal" officeooo:rsid="001f0f27" officeooo:paragraph-rsid="001f5ca1" fo:background-color="#1e1e1e"/>
    </style:style>
    <style:style style:name="P9" style:family="paragraph" style:parent-style-name="Standard">
      <style:paragraph-properties style:line-height-at-least="0.335cm"/>
      <style:text-properties fo:color="#d4d4d4" loext:opacity="100%" fo:background-color="#1e1e1e"/>
    </style:style>
    <style:style style:name="P10" style:family="paragraph" style:parent-style-name="Standard">
      <style:paragraph-properties style:line-height-at-least="0.335cm"/>
    </style:style>
    <style:style style:name="P11" style:family="paragraph" style:parent-style-name="Standard">
      <style:paragraph-properties style:line-height-at-least="0.335cm"/>
      <style:text-properties fo:color="#6a9955" loext:opacity="100%" style:font-name="Consolas" fo:font-size="7pt" fo:font-weight="normal" fo:background-color="#1e1e1e"/>
    </style:style>
    <style:style style:name="P12" style:family="paragraph" style:parent-style-name="Standard">
      <style:text-properties fo:color="#6a9955" loext:opacity="100%" style:font-name="Consolas" fo:font-size="7pt" fo:font-weight="normal" officeooo:rsid="001f0f27" officeooo:paragraph-rsid="001f0f27" fo:background-color="#1e1e1e"/>
    </style:style>
    <style:style style:name="P13" style:family="paragraph" style:parent-style-name="Standard">
      <style:paragraph-properties style:line-height-at-least="0.335cm"/>
      <style:text-properties fo:color="#6a9955" loext:opacity="100%" fo:background-color="#1e1e1e"/>
    </style:style>
    <style:style style:name="P14" style:family="paragraph" style:parent-style-name="Standard">
      <style:text-properties officeooo:paragraph-rsid="0020211a"/>
    </style:style>
    <style:style style:name="P15" style:family="paragraph" style:parent-style-name="Standard">
      <style:text-properties officeooo:rsid="00212c5d" officeooo:paragraph-rsid="00212c5d"/>
    </style:style>
    <style:style style:name="P16" style:family="paragraph" style:parent-style-name="Text_20_body">
      <style:paragraph-properties fo:margin-top="0cm" fo:margin-bottom="0cm" style:contextual-spacing="false"/>
    </style:style>
    <style:style style:name="P17" style:family="paragraph" style:parent-style-name="Heading_20_3">
      <style:text-properties officeooo:rsid="00212c5d" officeooo:paragraph-rsid="001f0f27"/>
    </style:style>
    <style:style style:name="P18" style:family="paragraph" style:parent-style-name="Heading_20_3">
      <style:text-properties officeooo:rsid="0024f2e8" officeooo:paragraph-rsid="0024f2e8"/>
    </style:style>
    <style:style style:name="P19" style:family="paragraph" style:parent-style-name="Preformatted_20_Text" style:list-style-name="L6"/>
    <style:style style:name="P20" style:family="paragraph" style:parent-style-name="Preformatted_20_Text" style:list-style-name="L6">
      <style:paragraph-properties style:writing-mode="lr-tb"/>
    </style:style>
    <style:style style:name="P21" style:family="paragraph" style:parent-style-name="Preformatted_20_Text" style:list-style-name="L6">
      <style:paragraph-properties fo:margin-top="0cm" fo:margin-bottom="0.499cm" style:contextual-spacing="false" style:writing-mode="lr-tb"/>
    </style:style>
    <style:style style:name="P22" style:family="paragraph" style:parent-style-name="Standard">
      <style:text-properties officeooo:rsid="00212c5d" officeooo:paragraph-rsid="001f0f27"/>
    </style:style>
    <style:style style:name="P23" style:family="paragraph" style:parent-style-name="Text_20_body" style:list-style-name="L1"/>
    <style:style style:name="P24" style:family="paragraph" style:parent-style-name="Text_20_body" style:list-style-name="L2"/>
    <style:style style:name="P25" style:family="paragraph" style:parent-style-name="Text_20_body" style:list-style-name="L3"/>
    <style:style style:name="P26" style:family="paragraph" style:parent-style-name="Text_20_body" style:list-style-name="L4"/>
    <style:style style:name="P27" style:family="paragraph" style:parent-style-name="Text_20_body" style:list-style-name="L5"/>
    <style:style style:name="P28" style:family="paragraph" style:parent-style-name="Text_20_body" style:list-style-name="L6"/>
    <style:style style:name="P29" style:family="paragraph" style:parent-style-name="Text_20_body" style:list-style-name="L7"/>
    <style:style style:name="P30" style:family="paragraph" style:parent-style-name="Text_20_body" style:list-style-name="L8"/>
    <style:style style:name="P31" style:family="paragraph" style:parent-style-name="Text_20_body" style:list-style-name="L9"/>
    <style:style style:name="P32" style:family="paragraph" style:parent-style-name="Text_20_body" style:list-style-name="L10"/>
    <style:style style:name="P33" style:family="paragraph" style:parent-style-name="Text_20_body">
      <style:text-properties officeooo:rsid="00212c5d" officeooo:paragraph-rsid="001f0f27"/>
    </style:style>
    <style:style style:name="P34" style:family="paragraph" style:parent-style-name="Text_20_body" style:list-style-name="L11"/>
    <style:style style:name="T1" style:family="text">
      <style:text-properties officeooo:rsid="001f0f27"/>
    </style:style>
    <style:style style:name="T2" style:family="text">
      <style:text-properties fo:color="#569cd6" loext:opacity="100%"/>
    </style:style>
    <style:style style:name="T3" style:family="text">
      <style:text-properties fo:color="#569cd6" loext:opacity="100%" style:font-name="Consolas" fo:font-size="7pt" fo:font-weight="normal"/>
    </style:style>
    <style:style style:name="T4" style:family="text">
      <style:text-properties fo:color="#ce9178" loext:opacity="100%"/>
    </style:style>
    <style:style style:name="T5" style:family="text">
      <style:text-properties fo:color="#ce9178" loext:opacity="100%" style:font-name="Consolas" fo:font-size="7pt" fo:font-weight="normal"/>
    </style:style>
    <style:style style:name="T6" style:family="text">
      <style:text-properties style:font-name="Consolas" fo:font-size="7pt" fo:font-weight="normal"/>
    </style:style>
    <style:style style:name="T7" style:family="text">
      <style:text-properties fo:color="#808080" loext:opacity="100%" style:font-name="Consolas" fo:font-size="7pt" fo:font-weight="normal"/>
    </style:style>
    <style:style style:name="T8" style:family="text">
      <style:text-properties fo:color="#9cdcfe" loext:opacity="100%" style:font-name="Consolas" fo:font-size="7pt" fo:font-weight="normal"/>
    </style:style>
    <style:style style:name="T9" style:family="text">
      <style:text-properties fo:color="#6a9955" loext:opacity="100%" style:font-name="Consolas" fo:font-size="7pt" fo:font-weight="normal"/>
    </style:style>
    <style:style style:name="T10" style:family="text">
      <style:text-properties fo:color="#6a9955" loext:opacity="100%" style:font-name="Consolas" fo:font-size="7pt" fo:font-weight="normal" fo:background-color="#1e1e1e" loext:char-shading-value="0"/>
    </style:style>
    <style:style style:name="T11" style:family="text">
      <style:text-properties officeooo:rsid="00212c5d"/>
    </style:style>
    <style:style style:name="T12" style:family="text">
      <style:text-properties officeooo:rsid="0023238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33"/>
      <text:p text:style-name="P33">Aqui estão algumas possíveis frentes em andamento, me avise qual delas (ou outra) deseja priorizar:</text:p>
      <text:list xml:id="list919069654" text:style-name="L11">
        <text:list-item>
          <text:p text:style-name="P34"><text:span text:style-name="Strong_20_Emphasis">Upload de mídia no IPFS</text:span> e integração com <text:span text:style-name="Source_20_Text">mintNFT</text:span> (etapa 3 do checklist);</text:p>
        </text:list-item>
        <text:list-item>
          <text:p text:style-name="P34"><text:span text:style-name="Strong_20_Emphasis">Autenticação com carteira (MetaMask)</text:span> e proteção de rotas (etapa 1 do checklist);</text:p>
        </text:list-item>
        <text:list-item>
          <text:p text:style-name="P34"><text:span text:style-name="Strong_20_Emphasis">Tela de pagamento com Web3 (cripto)</text:span> e simulação local com Hardhat;</text:p>
        </text:list-item>
        <text:list-item>
          <text:p text:style-name="P34"><text:span text:style-name="Strong_20_Emphasis">Relatórios administrativos (reservas, pagamentos, imóveis)</text:span> com gráficos;</text:p>
        </text:list-item>
        <text:list-item>
          <text:p text:style-name="P34"><text:span text:style-name="Strong_20_Emphasis">Tela de reservas por calendário com cálculo automático</text:span>;</text:p>
        </text:list-item>
        <text:list-item>
          <text:p text:style-name="P34"><text:span text:style-name="Strong_20_Emphasis">Ajustes mobile + animações framer-motion nas telas principais</text:span>;</text:p>
        </text:list-item>
        <text:list-item>
          <text:p text:style-name="P34"><text:span text:style-name="Strong_20_Emphasis">Erro no </text:span><text:span text:style-name="Strong_20_Emphasis"><text:span text:style-name="Source_20_Text">deploy.ts</text:span></text:span><text:span text:style-name="Strong_20_Emphasis"> com ethers/hardhat</text:span> que você mencionou;</text:p>
        </text:list-item>
        <text:list-item>
          <text:p text:style-name="P34"><text:span text:style-name="Strong_20_Emphasis">Alguma funcionalidade nova</text:span> que deseja adicionar ou revisar.</text:p>
        </text:list-item>
      </text:list>
      <text:p text:style-name="P33"/>
      <text:h text:style-name="P18" text:outline-level="3">09-07-2025 - 17:40</text:h>
      <text:h text:style-name="P17" text:outline-level="3">🔬 <text:span text:style-name="Strong_20_Emphasis">Sequência recomendada de testes e melhorias</text:span></text:h>
      <text:h text:style-name="Heading_20_4" text:outline-level="4">1. <text:span text:style-name="Strong_20_Emphasis">Teste completo ponta a ponta (em dev local)</text:span></text:h>
      <text:list xml:id="list3113999538" text:style-name="L7">
        <text:list-item>
          <text:p text:style-name="P29">Preencher e enviar o formulário NFT</text:p>
        </text:list-item>
        <text:list-item>
          <text:p text:style-name="P29">Validar se a mídia foi enviada ao IPFS (abrir link <text:span text:style-name="Source_20_Text">ipfs://...</text:span>)</text:p>
        </text:list-item>
        <text:list-item>
          <text:p text:style-name="P29">Conferir <text:span text:style-name="Source_20_Text">txHash</text:span> retornado no backend (deve aparecer no toast ou tela de confirmação)</text:p>
        </text:list-item>
        <text:list-item>
          <text:p text:style-name="P29">Acessar Etherscan local (caso esteja usando <text:span text:style-name="Source_20_Text">hardhat-etherscan</text:span> com fork ou localhost)</text:p>
        </text:list-item>
        <text:list-item>
          <text:p text:style-name="P29">Ver se o tokenURI foi registrado corretamente no contrato (via script ou console)</text:p>
        </text:list-item>
      </text:list>
      <text:h text:style-name="Heading_20_4" text:outline-level="4">2. <text:span text:style-name="Strong_20_Emphasis">Melhorias visuais (opcional neste ciclo)</text:span></text:h>
      <text:list xml:id="list2440318761" text:style-name="L8">
        <text:list-item>
          <text:p text:style-name="P30">Ajustar responsividade no mobile (flex-wrap, tailwind breakpoints)</text:p>
        </text:list-item>
        <text:list-item>
          <text:p text:style-name="P30">Adicionar <text:span text:style-name="Source_20_Text">motion.div</text:span> nos blocos de formulário com entrada animada (Framer Motion)</text:p>
        </text:list-item>
        <text:list-item>
          <text:p text:style-name="P30">Preview visual do NFT (com imagem, título, e dados antes do submit final)</text:p>
        </text:list-item>
      </text:list>
      <text:h text:style-name="Heading_20_4" text:outline-level="4">3. <text:span text:style-name="Strong_20_Emphasis">Testar fallback de erros</text:span></text:h>
      <text:list xml:id="list1614473285" text:style-name="L9">
        <text:list-item>
          <text:p text:style-name="P31">Upload falha? (simular desconectando IPFS)</text:p>
        </text:list-item>
        <text:list-item>
          <text:p text:style-name="P31">Falha no mint (simular wallet não conectada)</text:p>
        </text:list-item>
        <text:list-item>
          <text:p text:style-name="P31">Campos vazios ou inválidos (validação visual + toast de erro)</text:p>
        </text:list-item>
      </text:list>
      <text:h text:style-name="Heading_20_4" text:outline-level="4">4. <text:span text:style-name="Strong_20_Emphasis">Melhoria extra</text:span></text:h>
      <text:list xml:id="list996879864" text:style-name="L10">
        <text:list-item>
          <text:p text:style-name="P32">Adicionar loading spinner durante o mint</text:p>
        </text:list-item>
        <text:list-item>
          <text:p text:style-name="P32"><text:soft-page-break/>Desabilitar botão de submit após clique (evitar duplo envio)</text:p>
        </text:list-item>
        <text:list-item>
          <text:p text:style-name="P32">Botão “Ver NFT” redirecionando para uma <text:span text:style-name="Source_20_Text">/nft/:id</text:span> futura</text:p>
        </text:list-item>
      </text:list>
      <text:p text:style-name="P22"/>
      <text:h text:style-name="P1" text:outline-level="3"><text:span text:style-name="Source_20_Text">✅ Estado atual (resumo rápido) </text:span><text:span text:style-name="Source_20_Text"><text:span text:style-name="T12">horário 10:17</text:span></text:span></text:h>
      <text:p text:style-name="Text_20_body">Você já tem:</text:p>
      <text:list xml:id="list4243140999" text:style-name="L1">
        <text:list-item>
          <text:p text:style-name="P23">📄 Formulário de criação de NFT funcional (com preview, envio de mídia, e campos completos)</text:p>
        </text:list-item>
        <text:list-item>
          <text:p text:style-name="P23">🔗 Upload para o IPFS (gerando <text:span text:style-name="Source_20_Text">tokenURI</text:span>)</text:p>
        </text:list-item>
        <text:list-item>
          <text:p text:style-name="P23">🧠 Backend em TypeScript recebendo e processando o formulário</text:p>
        </text:list-item>
        <text:list-item>
          <text:p text:style-name="P23">⛓️ Mint NFT com <text:span text:style-name="Source_20_Text">ethers.js</text:span> e retorno de <text:span text:style-name="Source_20_Text">txHash</text:span></text:p>
        </text:list-item>
        <text:list-item>
          <text:p text:style-name="P23">🎉 Tela de confirmação com confetti, botão de copiar, links para IPFS e Etherscan</text:p>
        </text:list-item>
        <text:list-item>
          <text:p text:style-name="P23">🛠️ Modularização do CEP funcionando (corrigido)</text:p>
        </text:list-item>
        <text:list-item>
          <text:p text:style-name="P23">✅ <text:span text:style-name="Source_20_Text">sonner</text:span> e <text:span text:style-name="Source_20_Text">toast</text:span> com navegação para <text:span text:style-name="Source_20_Text">/confirmacao</text:span></text:p>
        </text:list-item>
      </text:list>
      <text:p text:style-name="Horizontal_20_Line"/>
      <text:h text:style-name="Heading_20_3" text:outline-level="3">🎯 Próximo passo: Integração final do fluxo</text:h>
      <text:p text:style-name="Text_20_body">Vamos revisar os principais pontos da integração:</text:p>
      <text:h text:style-name="Heading_20_4" text:outline-level="4">1. 📦 <text:span text:style-name="Strong_20_Emphasis">Frontend → Backend</text:span></text:h>
      <text:list xml:id="list3313701216" text:style-name="L2">
        <text:list-item>
          <text:p text:style-name="P24">Formulário envia dados via <text:span text:style-name="Source_20_Text">axios.post("/api/nft")</text:span></text:p>
        </text:list-item>
        <text:list-item>
          <text:p text:style-name="P24">Envio multipart com <text:span text:style-name="Source_20_Text">midia</text:span></text:p>
        </text:list-item>
        <text:list-item>
          <text:p text:style-name="P24">Toast de sucesso + <text:span text:style-name="Source_20_Text">navigate("/confirmacao")</text:span> com <text:span text:style-name="Source_20_Text">state</text:span></text:p>
        </text:list-item>
      </text:list>
      <text:h text:style-name="Heading_20_4" text:outline-level="4">2. 🧠 <text:span text:style-name="Strong_20_Emphasis">Backend (Express)</text:span></text:h>
      <text:list xml:id="list3599093176" text:style-name="L3">
        <text:list-item>
          <text:p text:style-name="P25">Rota <text:span text:style-name="Source_20_Text">POST /api/nft</text:span></text:p>
        </text:list-item>
        <text:list-item>
          <text:p text:style-name="P25">Upload da mídia</text:p>
        </text:list-item>
        <text:list-item>
          <text:p text:style-name="P25">Upload para IPFS</text:p>
        </text:list-item>
        <text:list-item>
          <text:p text:style-name="P25">Mint no contrato inteligente</text:p>
        </text:list-item>
        <text:list-item>
          <text:p text:style-name="P25">Retorno com <text:span text:style-name="Source_20_Text">tokenURI</text:span> + <text:span text:style-name="Source_20_Text">txHash</text:span></text:p>
        </text:list-item>
      </text:list>
      <text:h text:style-name="Heading_20_4" text:outline-level="4">3. ✅ <text:span text:style-name="Strong_20_Emphasis">Confirmação</text:span></text:h>
      <text:list xml:id="list3331435559" text:style-name="L4">
        <text:list-item>
          <text:p text:style-name="P26"><text:span text:style-name="Source_20_Text">ConfirmacaoNFT.tsx</text:span> exibe preview, links e botões</text:p>
        </text:list-item>
        <text:list-item>
          <text:p text:style-name="P26">Confetti animado</text:p>
        </text:list-item>
        <text:list-item>
          <text:p text:style-name="P26">Melhorias mobile e framer-motion ✅ (em andamento)</text:p>
        </text:list-item>
      </text:list>
      <text:p text:style-name="Horizontal_20_Line"/>
      <text:h text:style-name="Heading_20_3" text:outline-level="3"><text:soft-page-break/>📌 Etapas finais da integração (propostas)</text:h>
      <text:list xml:id="list3284432291" text:style-name="L5">
        <text:list-item>
          <text:p text:style-name="P27"><text:span text:style-name="Strong_20_Emphasis">🔐 Proteger rota /criar-nft para usuários logados / com carteira conectada?</text:span></text:p>
        </text:list-item>
        <text:list-item>
          <text:p text:style-name="P27"><text:span text:style-name="Strong_20_Emphasis">🧠 IA integrando com NFT? Sugestão de título, descrição, preço?</text:span></text:p>
        </text:list-item>
        <text:list-item>
          <text:p text:style-name="P27"><text:span text:style-name="Strong_20_Emphasis">📅 Calendário para escolher datas e exibir NFTs existentes?</text:span></text:p>
        </text:list-item>
        <text:list-item>
          <text:p text:style-name="P27"><text:span text:style-name="Strong_20_Emphasis">📊 Painel Admin com gráficos?</text:span></text:p>
        </text:list-item>
        <text:list-item>
          <text:p text:style-name="P27"><text:span text:style-name="Strong_20_Emphasis">📤 Publicar projeto online (Vercel + backend + IPFS gateway)?</text:span></text:p>
        </text:list-item>
      </text:list>
      <text:p text:style-name="P2"><text:span text:style-name="Source_20_Text"/></text:p>
      <text:p text:style-name="P15"/>
      <text:p text:style-name="P3"/>
      <text:p text:style-name="P3"/>
      <text:p text:style-name="P12">// src/pages/ComoFunciona.tsx</text:p>
      <text:p text:style-name="P7"><text:span text:style-name="T2">import</text:span> {</text:p>
      <text:p text:style-name="P9">  <text:span text:style-name="T6">Card,</text:span></text:p>
      <text:p text:style-name="P9">  <text:span text:style-name="T6">CardHeader,</text:span></text:p>
      <text:p text:style-name="P9">  <text:span text:style-name="T6">CardContent,</text:span></text:p>
      <text:p text:style-name="P7">} <text:span text:style-name="T2">from</text:span> <text:span text:style-name="T4">"@/components/ui/card"</text:span>;</text:p>
      <text:p text:style-name="P7"><text:span text:style-name="T2">import</text:span> {</text:p>
      <text:p text:style-name="P9">  <text:span text:style-name="T6">UserCheck,</text:span></text:p>
      <text:p text:style-name="P9">  <text:span text:style-name="T6">Home,</text:span></text:p>
      <text:p text:style-name="P9">  <text:span text:style-name="T6">ShieldCheck,</text:span></text:p>
      <text:p text:style-name="P9">  <text:span text:style-name="T6">Database,</text:span></text:p>
      <text:p text:style-name="P9">  <text:span text:style-name="T6">Blocks,</text:span></text:p>
      <text:p text:style-name="P9">  <text:span text:style-name="T6">Wallet,</text:span></text:p>
      <text:p text:style-name="P9">  <text:span text:style-name="T6">BadgePlus,</text:span></text:p>
      <text:p text:style-name="P9">  <text:span text:style-name="T6">CalendarRange,</text:span></text:p>
      <text:p text:style-name="P9">  <text:span text:style-name="T6">Tag,</text:span></text:p>
      <text:p text:style-name="P9">  <text:span text:style-name="T6">DollarSign,</text:span></text:p>
      <text:p text:style-name="P9">  <text:span text:style-name="T6">FileBarChart2,</text:span></text:p>
      <text:p text:style-name="P7">} <text:span text:style-name="T2">from</text:span> <text:span text:style-name="T4">"lucide-react"</text:span>;</text:p>
      <text:p text:style-name="P7"><text:span text:style-name="T2">import</text:span> imagemExplicacao <text:span text:style-name="T2">from</text:span> <text:span text:style-name="T4">"@/assets/nft_utilidade_explicacao.png"</text:span>;</text:p>
      <text:p text:style-name="P10"/>
      <text:p text:style-name="P7"><text:span text:style-name="T2">const</text:span> steps = [</text:p>
      <text:p text:style-name="P9">  <text:span text:style-name="T6">{</text:span></text:p>
      <text:p text:style-name="P9">    <text:span text:style-name="T6">title: </text:span><text:span text:style-name="T5">"Cadastro do Proprietário"</text:span><text:span text:style-name="T6">,</text:span></text:p>
      <text:p text:style-name="P9">    <text:span text:style-name="T6">icon: UserCheck,</text:span></text:p>
      <text:p text:style-name="P9">    <text:span text:style-name="T6">description:</text:span></text:p>
      <text:p text:style-name="P9">      <text:span text:style-name="T5">"Proprietário (ou agente delegado) cria perfil com identidade verificada na dApp."</text:span><text:span text:style-name="T6">,</text:span></text:p>
      <text:p text:style-name="P9">  <text:span text:style-name="T6">},</text:span></text:p>
      <text:p text:style-name="P9">  <text:span text:style-name="T6">{</text:span></text:p>
      <text:p text:style-name="P9">    <text:span text:style-name="T6">title: </text:span><text:span text:style-name="T5">"Cadastro da Propriedade"</text:span><text:span text:style-name="T6">,</text:span></text:p>
      <text:p text:style-name="P9">    <text:span text:style-name="T6">icon: Home,</text:span></text:p>
      <text:p text:style-name="P9">    <text:span text:style-name="T6">description: </text:span><text:span text:style-name="T5">"O bem é vinculado ao perfil do proprietário e detalhes são salvos."</text:span><text:span text:style-name="T6">,</text:span></text:p>
      <text:p text:style-name="P9">  <text:span text:style-name="T6">},</text:span></text:p>
      <text:p text:style-name="P9">  <text:span text:style-name="T6">{</text:span></text:p>
      <text:p text:style-name="P9">    <text:span text:style-name="T6">title: </text:span><text:span text:style-name="T5">"Regras de Locação"</text:span><text:span text:style-name="T6">,</text:span></text:p>
      <text:p text:style-name="P9">    <text:span text:style-name="T6">icon: ShieldCheck,</text:span></text:p>
      <text:p text:style-name="P9">    <text:span text:style-name="T6">description:</text:span></text:p>
      <text:p text:style-name="P9">      <text:span text:style-name="T5">"Políticas de cancelamento, check‑in/out e limites de hóspedes são definidas."</text:span><text:span text:style-name="T6">,</text:span></text:p>
      <text:p text:style-name="P9">  <text:span text:style-name="T6">},</text:span></text:p>
      <text:p text:style-name="P9">  <text:span text:style-name="T6">{</text:span></text:p>
      <text:p text:style-name="P9"><text:soft-page-break/>    <text:span text:style-name="T6">title: </text:span><text:span text:style-name="T5">"Registro no Banco de Dados"</text:span><text:span text:style-name="T6">,</text:span></text:p>
      <text:p text:style-name="P9">    <text:span text:style-name="T6">icon: Database,</text:span></text:p>
      <text:p text:style-name="P9">    <text:span text:style-name="T6">description: </text:span><text:span text:style-name="T5">"Todos os metadados são salvos em MongoDB para consultas rápidas."</text:span><text:span text:style-name="T6">,</text:span></text:p>
      <text:p text:style-name="P9">  <text:span text:style-name="T6">},</text:span></text:p>
      <text:p text:style-name="P9">  <text:span text:style-name="T6">{</text:span></text:p>
      <text:p text:style-name="P9">    <text:span text:style-name="T6">title: </text:span><text:span text:style-name="T5">"Registro na Blockchain"</text:span><text:span text:style-name="T6">,</text:span></text:p>
      <text:p text:style-name="P9">    <text:span text:style-name="T6">icon: Blocks,</text:span></text:p>
      <text:p text:style-name="P9">    <text:span text:style-name="T6">description: </text:span><text:span text:style-name="T5">"Um hash imutável garante a autenticidade do cadastro."</text:span><text:span text:style-name="T6">,</text:span></text:p>
      <text:p text:style-name="P9">  <text:span text:style-name="T6">},</text:span></text:p>
      <text:p text:style-name="P9">  <text:span text:style-name="T6">{</text:span></text:p>
      <text:p text:style-name="P9">    <text:span text:style-name="T6">title: </text:span><text:span text:style-name="T5">"Pagamento de Taxa de Listagem"</text:span><text:span text:style-name="T6">,</text:span></text:p>
      <text:p text:style-name="P9">    <text:span text:style-name="T6">icon: Wallet,</text:span></text:p>
      <text:p text:style-name="P9">    <text:span text:style-name="T6">description:</text:span></text:p>
      <text:p text:style-name="P9">      <text:span text:style-name="T5">"Proprietário paga taxa de serviço (fiat ou cripto) para publicar a oferta."</text:span><text:span text:style-name="T6">,</text:span></text:p>
      <text:p text:style-name="P9">  <text:span text:style-name="T6">},</text:span></text:p>
      <text:p text:style-name="P9">  <text:span text:style-name="T6">{</text:span></text:p>
      <text:p text:style-name="P9">    <text:span text:style-name="T6">title: </text:span><text:span text:style-name="T5">"NFT de Disponibilidade"</text:span><text:span text:style-name="T6">,</text:span></text:p>
      <text:p text:style-name="P9">    <text:span text:style-name="T6">icon: BadgePlus,</text:span></text:p>
      <text:p text:style-name="P9">    <text:span text:style-name="T6">description:</text:span></text:p>
      <text:p text:style-name="P9">      <text:span text:style-name="T5">"NFTs equivalentes a diárias ou períodos mensais são minerados e listados."</text:span><text:span text:style-name="T6">,</text:span></text:p>
      <text:p text:style-name="P9">  <text:span text:style-name="T6">},</text:span></text:p>
      <text:p text:style-name="P9">  <text:span text:style-name="T6">{</text:span></text:p>
      <text:p text:style-name="P9">    <text:span text:style-name="T6">title: </text:span><text:span text:style-name="T5">"Página do Hóspede"</text:span><text:span text:style-name="T6">,</text:span></text:p>
      <text:p text:style-name="P9">    <text:span text:style-name="T6">icon: CalendarRange,</text:span></text:p>
      <text:p text:style-name="P9">    <text:span text:style-name="T6">description: </text:span><text:span text:style-name="T5">"Hóspede navega, filtra datas e seleciona o imóvel desejado."</text:span><text:span text:style-name="T6">,</text:span></text:p>
      <text:p text:style-name="P9">  <text:span text:style-name="T6">},</text:span></text:p>
      <text:p text:style-name="P9">  <text:span text:style-name="T6">{</text:span></text:p>
      <text:p text:style-name="P9">    <text:span text:style-name="T6">title: </text:span><text:span text:style-name="T5">"NFT de Reserva do Hóspede"</text:span><text:span text:style-name="T6">,</text:span></text:p>
      <text:p text:style-name="P9">    <text:span text:style-name="T6">icon: Tag,</text:span></text:p>
      <text:p text:style-name="P9">    <text:span text:style-name="T6">description:</text:span></text:p>
      <text:p text:style-name="P9">      <text:span text:style-name="T5">"Um NFT utilitário representa o direito de uso para o período escolhido."</text:span><text:span text:style-name="T6">,</text:span></text:p>
      <text:p text:style-name="P9">  <text:span text:style-name="T6">},</text:span></text:p>
      <text:p text:style-name="P9">  <text:span text:style-name="T6">{</text:span></text:p>
      <text:p text:style-name="P9">    <text:span text:style-name="T6">title: </text:span><text:span text:style-name="T5">"Pagamento da Reserva"</text:span><text:span text:style-name="T6">,</text:span></text:p>
      <text:p text:style-name="P9">    <text:span text:style-name="T6">icon: DollarSign,</text:span></text:p>
      <text:p text:style-name="P9">    <text:span text:style-name="T6">description:</text:span></text:p>
      <text:p text:style-name="P9">      <text:span text:style-name="T5">"Hóspede paga; contrato inteligente distribui valores conforme regras."</text:span><text:span text:style-name="T6">,</text:span></text:p>
      <text:p text:style-name="P9">  <text:span text:style-name="T6">},</text:span></text:p>
      <text:p text:style-name="P9">  <text:span text:style-name="T6">{</text:span></text:p>
      <text:p text:style-name="P9">    <text:span text:style-name="T6">title: </text:span><text:span text:style-name="T5">"Registro Final na Blockchain"</text:span><text:span text:style-name="T6">,</text:span></text:p>
      <text:p text:style-name="P9">    <text:span text:style-name="T6">icon: Blocks,</text:span></text:p>
      <text:p text:style-name="P9">    <text:span text:style-name="T6">description: </text:span><text:span text:style-name="T5">"Transação confirma reserva e bloqueia datas no smart‑contract."</text:span><text:span text:style-name="T6">,</text:span></text:p>
      <text:p text:style-name="P9">  <text:span text:style-name="T6">},</text:span></text:p>
      <text:p text:style-name="P9">  <text:span text:style-name="T6">{</text:span></text:p>
      <text:p text:style-name="P9">    <text:span text:style-name="T6">title: </text:span><text:span text:style-name="T5">"Envio aos Relatórios"</text:span><text:span text:style-name="T6">,</text:span></text:p>
      <text:p text:style-name="P9">    <text:span text:style-name="T6">icon: FileBarChart2,</text:span></text:p>
      <text:p text:style-name="P9">    <text:span text:style-name="T6">description:</text:span></text:p>
      <text:p text:style-name="P9">      <text:span text:style-name="T5">"Dados atualizam o dashboard administrativo em tempo real para análise."</text:span><text:span text:style-name="T6">,</text:span></text:p>
      <text:p text:style-name="P9">  <text:span text:style-name="T6">},</text:span></text:p>
      <text:p text:style-name="P7">];</text:p>
      <text:p text:style-name="P10"/>
      <text:p text:style-name="P7"><text:span text:style-name="T2">export</text:span> <text:span text:style-name="T2">default</text:span> <text:span text:style-name="T2">function</text:span> ComoFunciona() {</text:p>
      <text:p text:style-name="P9">  <text:span text:style-name="T3">return</text:span><text:span text:style-name="T6"> (</text:span></text:p>
      <text:p text:style-name="P9"><text:soft-page-break/>    <text:span text:style-name="T7">&lt;</text:span><text:span text:style-name="T3">section</text:span></text:p>
      <text:p text:style-name="P9">      <text:span text:style-name="T8">className</text:span><text:span text:style-name="T6">=</text:span><text:span text:style-name="T5">"relative min-h-screen bg-cover bg-center bg-no-repeat"</text:span></text:p>
      <text:p text:style-name="P9">      <text:span text:style-name="T8">style</text:span><text:span text:style-name="T6">=</text:span><text:span text:style-name="T3">{</text:span><text:span text:style-name="T6">{</text:span></text:p>
      <text:p text:style-name="P9">        <text:span text:style-name="T6">backgroundImage: </text:span><text:span text:style-name="T5">`url(</text:span><text:span text:style-name="T3">${</text:span><text:span text:style-name="T6">imagemExplicacao</text:span><text:span text:style-name="T3">}</text:span><text:span text:style-name="T5">)`</text:span><text:span text:style-name="T6">,</text:span></text:p>
      <text:p text:style-name="P9">      <text:span text:style-name="T6">}</text:span><text:span text:style-name="T3">}</text:span></text:p>
      <text:p text:style-name="P9">    <text:span text:style-name="T7">&gt;</text:span></text:p>
      <text:p text:style-name="P9">      <text:span text:style-name="T3">{</text:span><text:span text:style-name="T9">/* Overlay escuro para contraste */</text:span><text:span text:style-name="T3">}</text:span></text:p>
      <text:p text:style-name="P9">      <text:span text:style-name="T7">&lt;</text:span><text:span text:style-name="T3">div</text:span><text:span text:style-name="T6"> </text:span><text:span text:style-name="T8">className</text:span><text:span text:style-name="T6">=</text:span><text:span text:style-name="T5">"absolute inset-0 bg-black/60 z-0"</text:span><text:span text:style-name="T6"> </text:span><text:span text:style-name="T7">/&gt;</text:span></text:p>
      <text:p text:style-name="P10"/>
      <text:p text:style-name="P9">      <text:span text:style-name="T3">{</text:span><text:span text:style-name="T9">/* Conteúdo sobre o fundo com overlay */</text:span><text:span text:style-name="T3">}</text:span></text:p>
      <text:p text:style-name="P9">      <text:span text:style-name="T7">&lt;</text:span><text:span text:style-name="T3">div</text:span><text:span text:style-name="T6"> </text:span><text:span text:style-name="T8">className</text:span><text:span text:style-name="T6">=</text:span><text:span text:style-name="T5">"relative z-10 px-4 sm:px-8 py-10 space-y-12 max-w-7xl mx-auto"</text:span><text:span text:style-name="T7">&gt;</text:span></text:p>
      <text:p text:style-name="P9">        <text:span text:style-name="T3">{</text:span><text:span text:style-name="T9">/* Imagem no topo */</text:span><text:span text:style-name="T3">}</text:span></text:p>
      <text:p text:style-name="P9">        <text:span text:style-name="T7">&lt;</text:span><text:span text:style-name="T3">div</text:span><text:span text:style-name="T6"> </text:span><text:span text:style-name="T8">className</text:span><text:span text:style-name="T6">=</text:span><text:span text:style-name="T5">"flex justify-center"</text:span><text:span text:style-name="T7">&gt;</text:span></text:p>
      <text:p text:style-name="P9">          <text:span text:style-name="T7">&lt;</text:span><text:span text:style-name="T3">img</text:span></text:p>
      <text:p text:style-name="P9">            <text:span text:style-name="T8">src</text:span><text:span text:style-name="T6">=</text:span><text:span text:style-name="T3">{</text:span><text:span text:style-name="T6">imagemExplicacao</text:span><text:span text:style-name="T3">}</text:span></text:p>
      <text:p text:style-name="P9">            <text:span text:style-name="T8">alt</text:span><text:span text:style-name="T6">=</text:span><text:span text:style-name="T5">"Fluxo do NFT utilitário nas diárias"</text:span></text:p>
      <text:p text:style-name="P9">            <text:span text:style-name="T8">className</text:span><text:span text:style-name="T6">=</text:span><text:span text:style-name="T5">"w-full max-w-5xl rounded-xl shadow-lg"</text:span></text:p>
      <text:p text:style-name="P9">          <text:span text:style-name="T7">/&gt;</text:span></text:p>
      <text:p text:style-name="P9">        <text:span text:style-name="T7">&lt;/</text:span><text:span text:style-name="T3">div</text:span><text:span text:style-name="T7">&gt;</text:span></text:p>
      <text:p text:style-name="P10"/>
      <text:p text:style-name="P9">        <text:span text:style-name="T3">{</text:span><text:span text:style-name="T9">/* Título com gradiente */</text:span><text:span text:style-name="T3">}</text:span></text:p>
      <text:p text:style-name="P9">        <text:span text:style-name="T7">&lt;</text:span><text:span text:style-name="T3">h1</text:span><text:span text:style-name="T6"> </text:span><text:span text:style-name="T8">className</text:span><text:span text:style-name="T6">=</text:span><text:span text:style-name="T5">"text-center text-transparent bg-clip-text bg-gradient-to-r from-purple-400 to-fuchsia-600 text-[clamp(1.8rem,4vw,3rem)] font-extrabold"</text:span><text:span text:style-name="T7">&gt;</text:span></text:p>
      <text:p text:style-name="P9">          <text:span text:style-name="T6">Como Funciona o NFT de Diárias</text:span></text:p>
      <text:p text:style-name="P9">        <text:span text:style-name="T7">&lt;/</text:span><text:span text:style-name="T3">h1</text:span><text:span text:style-name="T7">&gt;</text:span></text:p>
      <text:p text:style-name="P10"/>
      <text:p text:style-name="P9">        <text:span text:style-name="T3">{</text:span><text:span text:style-name="T9">/* Cartões explicativos */</text:span><text:span text:style-name="T3">}</text:span></text:p>
      <text:p text:style-name="P9">        <text:span text:style-name="T7">&lt;</text:span><text:span text:style-name="T3">div</text:span><text:span text:style-name="T6"> </text:span><text:span text:style-name="T8">className</text:span><text:span text:style-name="T6">=</text:span><text:span text:style-name="T5">"grid gap-6 sm:grid-cols-2 lg:grid-cols-3"</text:span><text:span text:style-name="T7">&gt;</text:span></text:p>
      <text:p text:style-name="P9">          <text:span text:style-name="T3">{</text:span><text:span text:style-name="T6">steps.map(({ title, icon: Icon, description }) </text:span><text:span text:style-name="T3">=&gt;</text:span><text:span text:style-name="T6"> (</text:span></text:p>
      <text:p text:style-name="P9">            <text:span text:style-name="T7">&lt;</text:span><text:span text:style-name="T3">Card</text:span><text:span text:style-name="T6"> </text:span><text:span text:style-name="T8">key</text:span><text:span text:style-name="T6">=</text:span><text:span text:style-name="T3">{</text:span><text:span text:style-name="T6">title</text:span><text:span text:style-name="T3">}</text:span><text:span text:style-name="T6"> </text:span><text:span text:style-name="T8">className</text:span><text:span text:style-name="T6">=</text:span><text:span text:style-name="T5">"hover:shadow-xl transition-shadow bg-white/90 backdrop-blur-sm"</text:span><text:span text:style-name="T7">&gt;</text:span></text:p>
      <text:p text:style-name="P9">              <text:span text:style-name="T7">&lt;</text:span><text:span text:style-name="T3">CardHeader</text:span><text:span text:style-name="T6"> </text:span><text:span text:style-name="T8">className</text:span><text:span text:style-name="T6">=</text:span><text:span text:style-name="T5">"flex items-center gap-3"</text:span><text:span text:style-name="T7">&gt;</text:span></text:p>
      <text:p text:style-name="P9">                <text:span text:style-name="T7">&lt;</text:span><text:span text:style-name="T3">Icon</text:span><text:span text:style-name="T6"> </text:span><text:span text:style-name="T8">className</text:span><text:span text:style-name="T6">=</text:span><text:span text:style-name="T5">"w-6 h-6 text-purple-600"</text:span><text:span text:style-name="T6"> </text:span><text:span text:style-name="T7">/&gt;</text:span></text:p>
      <text:p text:style-name="P9">                <text:span text:style-name="T7">&lt;</text:span><text:span text:style-name="T3">h2</text:span><text:span text:style-name="T6"> </text:span><text:span text:style-name="T8">className</text:span><text:span text:style-name="T6">=</text:span><text:span text:style-name="T5">"font-semibold text-[clamp(1rem,2vw,1.125rem)]"</text:span><text:span text:style-name="T7">&gt;</text:span><text:span text:style-name="T3">{</text:span><text:span text:style-name="T6">title</text:span><text:span text:style-name="T3">}</text:span><text:span text:style-name="T7">&lt;/</text:span><text:span text:style-name="T3">h2</text:span><text:span text:style-name="T7">&gt;</text:span></text:p>
      <text:p text:style-name="P9">              <text:span text:style-name="T7">&lt;/</text:span><text:span text:style-name="T3">CardHeader</text:span><text:span text:style-name="T7">&gt;</text:span></text:p>
      <text:p text:style-name="P9">              <text:span text:style-name="T7">&lt;</text:span><text:span text:style-name="T3">CardContent</text:span><text:span text:style-name="T7">&gt;</text:span></text:p>
      <text:p text:style-name="P9">                <text:span text:style-name="T7">&lt;</text:span><text:span text:style-name="T3">p</text:span><text:span text:style-name="T6"> </text:span><text:span text:style-name="T8">className</text:span><text:span text:style-name="T6">=</text:span><text:span text:style-name="T5">"text-sm text-gray-600"</text:span><text:span text:style-name="T7">&gt;</text:span><text:span text:style-name="T3">{</text:span><text:span text:style-name="T6">description</text:span><text:span text:style-name="T3">}</text:span><text:span text:style-name="T7">&lt;/</text:span><text:span text:style-name="T3">p</text:span><text:span text:style-name="T7">&gt;</text:span></text:p>
      <text:p text:style-name="P9">              <text:span text:style-name="T7">&lt;/</text:span><text:span text:style-name="T3">CardContent</text:span><text:span text:style-name="T7">&gt;</text:span></text:p>
      <text:p text:style-name="P9">            <text:span text:style-name="T7">&lt;/</text:span><text:span text:style-name="T3">Card</text:span><text:span text:style-name="T7">&gt;</text:span></text:p>
      <text:p text:style-name="P9">          <text:span text:style-name="T6">))</text:span><text:span text:style-name="T3">}</text:span></text:p>
      <text:p text:style-name="P9">        <text:span text:style-name="T7">&lt;/</text:span><text:span text:style-name="T3">div</text:span><text:span text:style-name="T7">&gt;</text:span></text:p>
      <text:p text:style-name="P9">      <text:span text:style-name="T7">&lt;/</text:span><text:span text:style-name="T3">div</text:span><text:span text:style-name="T7">&gt;</text:span></text:p>
      <text:p text:style-name="P9">    <text:span text:style-name="T7">&lt;/</text:span><text:span text:style-name="T3">section</text:span><text:span text:style-name="T7">&gt;</text:span></text:p>
      <text:p text:style-name="P9">  <text:span text:style-name="T6">);</text:span></text:p>
      <text:p text:style-name="P7">}</text:p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span text:style-name="T2">import</text:span> React <text:span text:style-name="T2">from</text:span> <text:span text:style-name="T4">"react"</text:span>;</text:p>
      <text:p text:style-name="P7"><text:soft-page-break/><text:span text:style-name="T2">import</text:span> imagemExplicacao <text:span text:style-name="T2">from</text:span> <text:span text:style-name="T4">"../assets/nft_utilidade_explicacao.png"</text:span>;</text:p>
      <text:p text:style-name="P10"/>
      <text:p text:style-name="P7"><text:span text:style-name="T2">export</text:span> <text:span text:style-name="T2">default</text:span> <text:span text:style-name="T2">function</text:span> ComoFunciona() {</text:p>
      <text:p text:style-name="P9">  <text:span text:style-name="T3">return</text:span><text:span text:style-name="T6"> (</text:span></text:p>
      <text:p text:style-name="P9">    <text:span text:style-name="T7">&lt;</text:span><text:span text:style-name="T3">div</text:span><text:span text:style-name="T6"> </text:span><text:span text:style-name="T8">className</text:span><text:span text:style-name="T6">=</text:span><text:span text:style-name="T5">"p-8 flex justify-center"</text:span><text:span text:style-name="T7">&gt;</text:span></text:p>
      <text:p text:style-name="P9">      <text:span text:style-name="T7">&lt;</text:span><text:span text:style-name="T3">img</text:span></text:p>
      <text:p text:style-name="P9">        <text:span text:style-name="T8">src</text:span><text:span text:style-name="T6">=</text:span><text:span text:style-name="T3">{</text:span><text:span text:style-name="T6">imagemExplicacao</text:span><text:span text:style-name="T3">}</text:span></text:p>
      <text:p text:style-name="P9">        <text:span text:style-name="T8">alt</text:span><text:span text:style-name="T6">=</text:span><text:span text:style-name="T5">"Como funciona NFTDiárias"</text:span></text:p>
      <text:p text:style-name="P9">        <text:span text:style-name="T8">className</text:span><text:span text:style-name="T6">=</text:span><text:span text:style-name="T5">"max-w-4xl w-full rounded-lg shadow-lg"</text:span></text:p>
      <text:p text:style-name="P9">      <text:span text:style-name="T7">/&gt;</text:span></text:p>
      <text:p text:style-name="P9">    <text:span text:style-name="T7">&lt;/</text:span><text:span text:style-name="T3">div</text:span><text:span text:style-name="T7">&gt;</text:span></text:p>
      <text:p text:style-name="P9">  <text:span text:style-name="T6">);</text:span></text:p>
      <text:p text:style-name="P7">}</text:p>
      <text:p text:style-name="P7"/>
      <text:p text:style-name="P14"><text:span text:style-name="T1">// src/pages/ComoFunciona.tsx<text:line-break/>import { Card, CardHeader, CardContent } from "@/components/ui/card";<text:line-break/>import {<text:line-break/> <text:s/>UserCheck,<text:line-break/> <text:s/>Home,<text:line-break/> <text:s/>ShieldCheck,<text:line-break/> <text:s/>Database,<text:line-break/> <text:s/>Blocks,<text:line-break/> <text:s/>Wallet,<text:line-break/> <text:s/>BadgePlus,<text:line-break/> <text:s/>CalendarRange,<text:line-break/> <text:s/>Tag,<text:line-break/> <text:s/>DollarSign,<text:line-break/> <text:s/>FileBarChart2,<text:line-break/>} from "lucide-react";<text:line-break/><text:line-break/>/**<text:line-break/> * Página "/como-funciona" — explica o fluxo completo<text:line-break/> * Cada NFT é tratado como **token de utilidade** (não investimento).<text:line-break/> */<text:line-break/>const steps = [<text:line-break/> <text:s/>{<text:line-break/> <text:s text:c="3"/>title: "Cadastro do Proprietário",<text:line-break/> <text:s text:c="3"/>icon: UserCheck,<text:line-break/> <text:s text:c="3"/>description:<text:line-break/> <text:s text:c="5"/>"Proprietário (ou agente delegado) cria perfil com identidade verificada na dApp.",<text:line-break/> <text:s/>},<text:line-break/> <text:s/>{<text:line-break/> <text:s text:c="3"/>title: "Cadastro da Propriedade",<text:line-break/> <text:s text:c="3"/>icon: Home,<text:line-break/> <text:s text:c="3"/>description: "O bem é vinculado ao perfil do proprietário e detalhes são salvos.",<text:line-break/> <text:s/>},<text:line-break/> <text:s/>{<text:line-break/> <text:s text:c="3"/>title: "Regras de Locação",<text:line-break/> <text:s text:c="3"/>icon: ShieldCheck,<text:line-break/> <text:s text:c="3"/>description:<text:line-break/> <text:s text:c="5"/>"Políticas de cancelamento, check‑in/out e limites de hóspedes são definidas.",<text:line-break/> <text:s/>},<text:line-break/> <text:s/>{<text:line-break/> <text:s text:c="3"/>title: "Registro no Banco de Dados",<text:line-break/></text:span><text:soft-page-break/><text:span text:style-name="T1"> <text:s text:c="3"/>icon: Database,<text:line-break/> <text:s text:c="3"/>description:<text:line-break/> <text:s text:c="5"/>"Todos os metadados são salvos em MongoDB para consultas rápidas.",<text:line-break/> <text:s/>},<text:line-break/> <text:s/>{<text:line-break/> <text:s text:c="3"/>title: "Registro na Blockchain",<text:line-break/> <text:s text:c="3"/>icon: Blocks,<text:line-break/> <text:s text:c="3"/>description: "Um hash imutável garante a autenticidade do cadastro.",<text:line-break/> <text:s/>},<text:line-break/> <text:s/>{<text:line-break/> <text:s text:c="3"/>title: "Pagamento de Taxa de Listagem",<text:line-break/> <text:s text:c="3"/>icon: Wallet,<text:line-break/> <text:s text:c="3"/>description:<text:line-break/> <text:s text:c="5"/>"Proprietário paga taxa de serviço (fiat ou cripto) para publicar a oferta.",<text:line-break/> <text:s/>},<text:line-break/> <text:s/>{<text:line-break/> <text:s text:c="3"/>title: "NFT de Disponibilidade",<text:line-break/> <text:s text:c="3"/>icon: BadgePlus,<text:line-break/> <text:s text:c="3"/>description:<text:line-break/> <text:s text:c="5"/>"NFTs equivalentes a diárias ou períodos mensais são minerados e listados.",<text:line-break/> <text:s/>},<text:line-break/> <text:s/>{<text:line-break/> <text:s text:c="3"/>title: "Página do Hóspede",<text:line-break/> <text:s text:c="3"/>icon: CalendarRange,<text:line-break/> <text:s text:c="3"/>description: "Hóspede navega, filtra datas e seleciona o imóvel desejado.",<text:line-break/> <text:s/>},<text:line-break/> <text:s/>{<text:line-break/> <text:s text:c="3"/>title: "NFT de Reserva do Hóspede",<text:line-break/> <text:s text:c="3"/>icon: Tag,<text:line-break/> <text:s text:c="3"/>description:<text:line-break/> <text:s text:c="5"/>"Um NFT utilitário representa o direito de uso para o período escolhido.",<text:line-break/> <text:s/>},<text:line-break/> <text:s/>{<text:line-break/> <text:s text:c="3"/>title: "Pagamento da Reserva",<text:line-break/> <text:s text:c="3"/>icon: DollarSign,<text:line-break/> <text:s text:c="3"/>description:<text:line-break/> <text:s text:c="5"/>"Hóspede paga; contrato inteligente distribui valores conforme regras.",<text:line-break/> <text:s/>},<text:line-break/> <text:s/>{<text:line-break/> <text:s text:c="3"/>title: "Registro Final na Blockchain",<text:line-break/> <text:s text:c="3"/>icon: Blocks,<text:line-break/> <text:s text:c="3"/>description: "Transação confirma reserva e bloqueia datas no smart‑contract.",<text:line-break/> <text:s/>},<text:line-break/> <text:s/>{<text:line-break/> <text:s text:c="3"/>title: "Envio aos Relatórios",<text:line-break/> <text:s text:c="3"/>icon: FileBarChart2,<text:line-break/> <text:s text:c="3"/>description:<text:line-break/> <text:s text:c="5"/>"Dados atualizam o dashboard administrativo em tempo real para análise.",<text:line-break/> <text:s/>},<text:line-break/></text:span><text:span text:style-name="T10">// src/pages/ComoFunciona.tsx</text:span></text:p>
      <text:p text:style-name="P7"><text:span text:style-name="T2">import</text:span> {</text:p>
      <text:p text:style-name="P9">  <text:span text:style-name="T6">Card,</text:span></text:p>
      <text:p text:style-name="P9">  <text:span text:style-name="T6">CardHeader,</text:span></text:p>
      <text:p text:style-name="P9"><text:soft-page-break/>  <text:span text:style-name="T6">CardContent,</text:span></text:p>
      <text:p text:style-name="P7">} <text:span text:style-name="T2">from</text:span> <text:span text:style-name="T4">"@/components/ui/card"</text:span>;</text:p>
      <text:p text:style-name="P7"><text:span text:style-name="T2">import</text:span> {</text:p>
      <text:p text:style-name="P9">  <text:span text:style-name="T6">UserCheck,</text:span></text:p>
      <text:p text:style-name="P9">  <text:span text:style-name="T6">Home,</text:span></text:p>
      <text:p text:style-name="P9">  <text:span text:style-name="T6">ShieldCheck,</text:span></text:p>
      <text:p text:style-name="P9">  <text:span text:style-name="T6">Database,</text:span></text:p>
      <text:p text:style-name="P9">  <text:span text:style-name="T6">Blocks,</text:span></text:p>
      <text:p text:style-name="P9">  <text:span text:style-name="T6">Wallet,</text:span></text:p>
      <text:p text:style-name="P9">  <text:span text:style-name="T6">BadgePlus,</text:span></text:p>
      <text:p text:style-name="P9">  <text:span text:style-name="T6">CalendarRange,</text:span></text:p>
      <text:p text:style-name="P9">  <text:span text:style-name="T6">Tag,</text:span></text:p>
      <text:p text:style-name="P9">  <text:span text:style-name="T6">DollarSign,</text:span></text:p>
      <text:p text:style-name="P9">  <text:span text:style-name="T6">FileBarChart2,</text:span></text:p>
      <text:p text:style-name="P7">} <text:span text:style-name="T2">from</text:span> <text:span text:style-name="T4">"lucide-react"</text:span>;</text:p>
      <text:p text:style-name="P7"><text:span text:style-name="T2">import</text:span> imagemExplicacao <text:span text:style-name="T2">from</text:span> <text:span text:style-name="T4">"@/assets/nft_utilidade_explicacao.png"</text:span>;</text:p>
      <text:p text:style-name="P10"/>
      <text:p text:style-name="P11">/**</text:p>
      <text:p text:style-name="P13"> <text:span text:style-name="T6">* Página «/como-funciona»</text:span></text:p>
      <text:p text:style-name="P13"> <text:span text:style-name="T6">* Combina imagem‑banner ilustrativa + cards explicativos.</text:span></text:p>
      <text:p text:style-name="P13"> <text:span text:style-name="T6">*/</text:span></text:p>
      <text:p text:style-name="P7"><text:span text:style-name="T2">const</text:span> steps = [</text:p>
      <text:p text:style-name="P9">  <text:span text:style-name="T6">{</text:span></text:p>
      <text:p text:style-name="P9">    <text:span text:style-name="T6">title: </text:span><text:span text:style-name="T5">"Cadastro do Proprietário"</text:span><text:span text:style-name="T6">,</text:span></text:p>
      <text:p text:style-name="P9">    <text:span text:style-name="T6">icon: UserCheck,</text:span></text:p>
      <text:p text:style-name="P9">    <text:span text:style-name="T6">description:</text:span></text:p>
      <text:p text:style-name="P9">      <text:span text:style-name="T5">"Proprietário (ou agente delegado) cria perfil com identidade verificada na dApp."</text:span><text:span text:style-name="T6">,</text:span></text:p>
      <text:p text:style-name="P9">  <text:span text:style-name="T6">},</text:span></text:p>
      <text:p text:style-name="P9">  <text:span text:style-name="T6">{</text:span></text:p>
      <text:p text:style-name="P9">    <text:span text:style-name="T6">title: </text:span><text:span text:style-name="T5">"Cadastro da Propriedade"</text:span><text:span text:style-name="T6">,</text:span></text:p>
      <text:p text:style-name="P9">    <text:span text:style-name="T6">icon: Home,</text:span></text:p>
      <text:p text:style-name="P9">    <text:span text:style-name="T6">description: </text:span><text:span text:style-name="T5">"O bem é vinculado ao perfil do proprietário e detalhes são salvos."</text:span><text:span text:style-name="T6">,</text:span></text:p>
      <text:p text:style-name="P9">  <text:span text:style-name="T6">},</text:span></text:p>
      <text:p text:style-name="P9">  <text:span text:style-name="T6">{</text:span></text:p>
      <text:p text:style-name="P9">    <text:span text:style-name="T6">title: </text:span><text:span text:style-name="T5">"Regras de Locação"</text:span><text:span text:style-name="T6">,</text:span></text:p>
      <text:p text:style-name="P9">    <text:span text:style-name="T6">icon: ShieldCheck,</text:span></text:p>
      <text:p text:style-name="P9">    <text:span text:style-name="T6">description:</text:span></text:p>
      <text:p text:style-name="P9">      <text:span text:style-name="T5">"Políticas de cancelamento, check‑in/out e limites de hóspedes são definidas."</text:span><text:span text:style-name="T6">,</text:span></text:p>
      <text:p text:style-name="P9">  <text:span text:style-name="T6">},</text:span></text:p>
      <text:p text:style-name="P9">  <text:span text:style-name="T6">{</text:span></text:p>
      <text:p text:style-name="P9">    <text:span text:style-name="T6">title: </text:span><text:span text:style-name="T5">"Registro no Banco de Dados"</text:span><text:span text:style-name="T6">,</text:span></text:p>
      <text:p text:style-name="P9">    <text:span text:style-name="T6">icon: Database,</text:span></text:p>
      <text:p text:style-name="P9">    <text:span text:style-name="T6">description: </text:span><text:span text:style-name="T5">"Todos os metadados são salvos em MongoDB para consultas rápidas."</text:span><text:span text:style-name="T6">,</text:span></text:p>
      <text:p text:style-name="P9">  <text:span text:style-name="T6">},</text:span></text:p>
      <text:p text:style-name="P9">  <text:span text:style-name="T6">{</text:span></text:p>
      <text:p text:style-name="P9">    <text:span text:style-name="T6">title: </text:span><text:span text:style-name="T5">"Registro na Blockchain"</text:span><text:span text:style-name="T6">,</text:span></text:p>
      <text:p text:style-name="P9">    <text:span text:style-name="T6">icon: Blocks,</text:span></text:p>
      <text:p text:style-name="P9">    <text:span text:style-name="T6">description: </text:span><text:span text:style-name="T5">"Um hash imutável garante a autenticidade do cadastro."</text:span><text:span text:style-name="T6">,</text:span></text:p>
      <text:p text:style-name="P9">  <text:span text:style-name="T6">},</text:span></text:p>
      <text:p text:style-name="P9">  <text:span text:style-name="T6">{</text:span></text:p>
      <text:p text:style-name="P9">    <text:span text:style-name="T6">title: </text:span><text:span text:style-name="T5">"Pagamento de Taxa de Listagem"</text:span><text:span text:style-name="T6">,</text:span></text:p>
      <text:p text:style-name="P9">    <text:span text:style-name="T6">icon: Wallet,</text:span></text:p>
      <text:p text:style-name="P9">    <text:span text:style-name="T6">description:</text:span></text:p>
      <text:p text:style-name="P9">      <text:span text:style-name="T5">"Proprietário paga taxa de serviço (fiat ou cripto) para publicar a oferta."</text:span><text:span text:style-name="T6">,</text:span></text:p>
      <text:p text:style-name="P9"><text:soft-page-break/>  <text:span text:style-name="T6">},</text:span></text:p>
      <text:p text:style-name="P9">  <text:span text:style-name="T6">{</text:span></text:p>
      <text:p text:style-name="P9">    <text:span text:style-name="T6">title: </text:span><text:span text:style-name="T5">"NFT de Disponibilidade"</text:span><text:span text:style-name="T6">,</text:span></text:p>
      <text:p text:style-name="P9">    <text:span text:style-name="T6">icon: BadgePlus,</text:span></text:p>
      <text:p text:style-name="P9">    <text:span text:style-name="T6">description:</text:span></text:p>
      <text:p text:style-name="P9">      <text:span text:style-name="T5">"NFTs equivalentes a diárias ou períodos mensais são minerados e listados."</text:span><text:span text:style-name="T6">,</text:span></text:p>
      <text:p text:style-name="P9">  <text:span text:style-name="T6">},</text:span></text:p>
      <text:p text:style-name="P9">  <text:span text:style-name="T6">{</text:span></text:p>
      <text:p text:style-name="P9">    <text:span text:style-name="T6">title: </text:span><text:span text:style-name="T5">"Página do Hóspede"</text:span><text:span text:style-name="T6">,</text:span></text:p>
      <text:p text:style-name="P9">    <text:span text:style-name="T6">icon: CalendarRange,</text:span></text:p>
      <text:p text:style-name="P9">    <text:span text:style-name="T6">description: </text:span><text:span text:style-name="T5">"Hóspede navega, filtra datas e seleciona o imóvel desejado."</text:span><text:span text:style-name="T6">,</text:span></text:p>
      <text:p text:style-name="P9">  <text:span text:style-name="T6">},</text:span></text:p>
      <text:p text:style-name="P9">  <text:span text:style-name="T6">{</text:span></text:p>
      <text:p text:style-name="P9">    <text:span text:style-name="T6">title: </text:span><text:span text:style-name="T5">"NFT de Reserva do Hóspede"</text:span><text:span text:style-name="T6">,</text:span></text:p>
      <text:p text:style-name="P9">    <text:span text:style-name="T6">icon: Tag,</text:span></text:p>
      <text:p text:style-name="P9">    <text:span text:style-name="T6">description:</text:span></text:p>
      <text:p text:style-name="P9">      <text:span text:style-name="T5">"Um NFT utilitário representa o direito de uso para o período escolhido."</text:span><text:span text:style-name="T6">,</text:span></text:p>
      <text:p text:style-name="P9">  <text:span text:style-name="T6">},</text:span></text:p>
      <text:p text:style-name="P9">  <text:span text:style-name="T6">{</text:span></text:p>
      <text:p text:style-name="P9">    <text:span text:style-name="T6">title: </text:span><text:span text:style-name="T5">"Pagamento da Reserva"</text:span><text:span text:style-name="T6">,</text:span></text:p>
      <text:p text:style-name="P9">    <text:span text:style-name="T6">icon: DollarSign,</text:span></text:p>
      <text:p text:style-name="P9">    <text:span text:style-name="T6">description:</text:span></text:p>
      <text:p text:style-name="P9">      <text:span text:style-name="T5">"Hóspede paga; contrato inteligente distribui valores conforme regras."</text:span><text:span text:style-name="T6">,</text:span></text:p>
      <text:p text:style-name="P9">  <text:span text:style-name="T6">},</text:span></text:p>
      <text:p text:style-name="P9">  <text:span text:style-name="T6">{</text:span></text:p>
      <text:p text:style-name="P9">    <text:span text:style-name="T6">title: </text:span><text:span text:style-name="T5">"Registro Final na Blockchain"</text:span><text:span text:style-name="T6">,</text:span></text:p>
      <text:p text:style-name="P9">    <text:span text:style-name="T6">icon: Blocks,</text:span></text:p>
      <text:p text:style-name="P9">    <text:span text:style-name="T6">description: </text:span><text:span text:style-name="T5">"Transação confirma reserva e bloqueia datas no smart‑contract."</text:span><text:span text:style-name="T6">,</text:span></text:p>
      <text:p text:style-name="P9">  <text:span text:style-name="T6">},</text:span></text:p>
      <text:p text:style-name="P9">  <text:span text:style-name="T6">{</text:span></text:p>
      <text:p text:style-name="P9">    <text:span text:style-name="T6">title: </text:span><text:span text:style-name="T5">"Envio aos Relatórios"</text:span><text:span text:style-name="T6">,</text:span></text:p>
      <text:p text:style-name="P9">    <text:span text:style-name="T6">icon: FileBarChart2,</text:span></text:p>
      <text:p text:style-name="P9">    <text:span text:style-name="T6">description:</text:span></text:p>
      <text:p text:style-name="P9">      <text:span text:style-name="T5">"Dados atualizam o dashboard administrativo em tempo real para análise."</text:span><text:span text:style-name="T6">,</text:span></text:p>
      <text:p text:style-name="P9">  <text:span text:style-name="T6">},</text:span></text:p>
      <text:p text:style-name="P7">];</text:p>
      <text:p text:style-name="P10"/>
      <text:p text:style-name="P7"><text:span text:style-name="T2">export</text:span> <text:span text:style-name="T2">default</text:span> <text:span text:style-name="T2">function</text:span> ComoFunciona() {</text:p>
      <text:p text:style-name="P9">  <text:span text:style-name="T3">return</text:span><text:span text:style-name="T6"> (</text:span></text:p>
      <text:p text:style-name="P9">    <text:span text:style-name="T7">&lt;</text:span><text:span text:style-name="T3">section</text:span><text:span text:style-name="T6"> </text:span><text:span text:style-name="T8">className</text:span><text:span text:style-name="T6">=</text:span><text:span text:style-name="T5">"p-6 space-y-10"</text:span><text:span text:style-name="T7">&gt;</text:span></text:p>
      <text:p text:style-name="P9">      <text:span text:style-name="T3">{</text:span><text:span text:style-name="T9">/* Banner ilustrativo */</text:span><text:span text:style-name="T3">}</text:span></text:p>
      <text:p text:style-name="P9">      <text:span text:style-name="T7">&lt;</text:span><text:span text:style-name="T3">div</text:span><text:span text:style-name="T6"> </text:span><text:span text:style-name="T8">className</text:span><text:span text:style-name="T6">=</text:span><text:span text:style-name="T5">"flex justify-center"</text:span><text:span text:style-name="T7">&gt;</text:span></text:p>
      <text:p text:style-name="P9">        <text:span text:style-name="T7">&lt;</text:span><text:span text:style-name="T3">img</text:span></text:p>
      <text:p text:style-name="P9">          <text:span text:style-name="T8">src</text:span><text:span text:style-name="T6">=</text:span><text:span text:style-name="T3">{</text:span><text:span text:style-name="T6">imagemExplicacao</text:span><text:span text:style-name="T3">}</text:span></text:p>
      <text:p text:style-name="P9">          <text:span text:style-name="T8">alt</text:span><text:span text:style-name="T6">=</text:span><text:span text:style-name="T5">"Fluxo do NFT utilitário nas diárias"</text:span></text:p>
      <text:p text:style-name="P9">          <text:span text:style-name="T8">className</text:span><text:span text:style-name="T6">=</text:span><text:span text:style-name="T5">"w-full max-w-5xl rounded-lg shadow-lg"</text:span></text:p>
      <text:p text:style-name="P9">        <text:span text:style-name="T7">/&gt;</text:span></text:p>
      <text:p text:style-name="P9">      <text:span text:style-name="T7">&lt;/</text:span><text:span text:style-name="T3">div</text:span><text:span text:style-name="T7">&gt;</text:span></text:p>
      <text:p text:style-name="P10"/>
      <text:p text:style-name="P9">      <text:span text:style-name="T3">{</text:span><text:span text:style-name="T9">/* Cartões de passos */</text:span><text:span text:style-name="T3">}</text:span></text:p>
      <text:p text:style-name="P9">      <text:span text:style-name="T7">&lt;</text:span><text:span text:style-name="T3">div</text:span><text:span text:style-name="T6"> </text:span><text:span text:style-name="T8">className</text:span><text:span text:style-name="T6">=</text:span><text:span text:style-name="T5">"grid gap-6 sm:grid-cols-2 lg:grid-cols-3"</text:span><text:span text:style-name="T7">&gt;</text:span></text:p>
      <text:p text:style-name="P9">        <text:span text:style-name="T3">{</text:span><text:span text:style-name="T6">steps.map(({ title, icon: Icon, description }) </text:span><text:span text:style-name="T3">=&gt;</text:span><text:span text:style-name="T6"> (</text:span></text:p>
      <text:p text:style-name="P9">          <text:span text:style-name="T7">&lt;</text:span><text:span text:style-name="T3">Card</text:span><text:span text:style-name="T6"> </text:span><text:span text:style-name="T8">key</text:span><text:span text:style-name="T6">=</text:span><text:span text:style-name="T3">{</text:span><text:span text:style-name="T6">title</text:span><text:span text:style-name="T3">}</text:span><text:span text:style-name="T6"> </text:span><text:span text:style-name="T8">className</text:span><text:span text:style-name="T6">=</text:span><text:span text:style-name="T5">"hover:shadow-xl transition-shadow"</text:span><text:span text:style-name="T7">&gt;</text:span></text:p>
      <text:p text:style-name="P9"><text:soft-page-break/>            <text:span text:style-name="T7">&lt;</text:span><text:span text:style-name="T3">CardHeader</text:span><text:span text:style-name="T6"> </text:span><text:span text:style-name="T8">className</text:span><text:span text:style-name="T6">=</text:span><text:span text:style-name="T5">"flex items-center gap-3"</text:span><text:span text:style-name="T7">&gt;</text:span></text:p>
      <text:p text:style-name="P9">              <text:span text:style-name="T7">&lt;</text:span><text:span text:style-name="T3">Icon</text:span><text:span text:style-name="T6"> </text:span><text:span text:style-name="T8">className</text:span><text:span text:style-name="T6">=</text:span><text:span text:style-name="T5">"w-6 h-6 text-purple-600"</text:span><text:span text:style-name="T6"> </text:span><text:span text:style-name="T7">/&gt;</text:span></text:p>
      <text:p text:style-name="P9">              <text:span text:style-name="T7">&lt;</text:span><text:span text:style-name="T3">h2</text:span><text:span text:style-name="T6"> </text:span><text:span text:style-name="T8">className</text:span><text:span text:style-name="T6">=</text:span><text:span text:style-name="T5">"font-semibold"</text:span><text:span text:style-name="T7">&gt;</text:span><text:span text:style-name="T3">{</text:span><text:span text:style-name="T6">title</text:span><text:span text:style-name="T3">}</text:span><text:span text:style-name="T7">&lt;/</text:span><text:span text:style-name="T3">h2</text:span><text:span text:style-name="T7">&gt;</text:span></text:p>
      <text:p text:style-name="P9">            <text:span text:style-name="T7">&lt;/</text:span><text:span text:style-name="T3">CardHeader</text:span><text:span text:style-name="T7">&gt;</text:span></text:p>
      <text:p text:style-name="P9">            <text:span text:style-name="T7">&lt;</text:span><text:span text:style-name="T3">CardContent</text:span><text:span text:style-name="T7">&gt;</text:span></text:p>
      <text:p text:style-name="P9">              <text:span text:style-name="T7">&lt;</text:span><text:span text:style-name="T3">p</text:span><text:span text:style-name="T6"> </text:span><text:span text:style-name="T8">className</text:span><text:span text:style-name="T6">=</text:span><text:span text:style-name="T5">"text-sm text-gray-600"</text:span><text:span text:style-name="T7">&gt;</text:span><text:span text:style-name="T3">{</text:span><text:span text:style-name="T6">description</text:span><text:span text:style-name="T3">}</text:span><text:span text:style-name="T7">&lt;/</text:span><text:span text:style-name="T3">p</text:span><text:span text:style-name="T7">&gt;</text:span></text:p>
      <text:p text:style-name="P9">            <text:span text:style-name="T7">&lt;/</text:span><text:span text:style-name="T3">CardContent</text:span><text:span text:style-name="T7">&gt;</text:span></text:p>
      <text:p text:style-name="P9">          <text:span text:style-name="T7">&lt;/</text:span><text:span text:style-name="T3">Card</text:span><text:span text:style-name="T7">&gt;</text:span></text:p>
      <text:p text:style-name="P9">        <text:span text:style-name="T6">))</text:span><text:span text:style-name="T3">}</text:span></text:p>
      <text:p text:style-name="P9">      <text:span text:style-name="T7">&lt;/</text:span><text:span text:style-name="T3">div</text:span><text:span text:style-name="T7">&gt;</text:span></text:p>
      <text:p text:style-name="P9">    <text:span text:style-name="T7">&lt;/</text:span><text:span text:style-name="T3">section</text:span><text:span text:style-name="T7">&gt;</text:span></text:p>
      <text:p text:style-name="P9">  <text:span text:style-name="T6">);</text:span></text:p>
      <text:p text:style-name="P7">}</text:p>
      <text:p text:style-name="P7"/>
      <text:p text:style-name="P6"><text:line-break/></text:p>
      <text:p text:style-name="P4"/>
      <text:p text:style-name="P4"/>
      <text:p text:style-name="P5">Criei o componente <text:span text:style-name="Strong_20_Emphasis"><text:span text:style-name="Source_20_Text">ComoFunciona.tsx</text:span></text:span> (React + Tailwind) com 12 cards ilustrando cada etapa do fluxo, sempre enfatizando o NFT como <text:span text:style-name="Strong_20_Emphasis">token de utilidade</text:span>, não de investimento.</text:p>
      <text:h text:style-name="Heading_20_3" text:outline-level="3">Como integrar agora</text:h>
      <text:list xml:id="list2051460689" text:style-name="L6">
        <text:list-item>
          <text:p text:style-name="P28"><text:span text:style-name="Strong_20_Emphasis">Adicionar a rota</text:span></text:p>
          <text:p text:style-name="P19">tsx</text:p>
          <text:p text:style-name="P19">CopiarEditar</text:p>
          <text:p text:style-name="P20"><text:span text:style-name="Source_20_Text">// src/App.tsx</text:span></text:p>
          <text:p text:style-name="P20"><text:span text:style-name="Source_20_Text">import ComoFunciona from "@/pages/ComoFunciona";</text:span></text:p>
          <text:p text:style-name="P20"><text:span text:style-name="Source_20_Text">...</text:span></text:p>
          <text:p text:style-name="P21"><text:span text:style-name="Source_20_Text">&lt;Route path="/como-funciona" element={&lt;ComoFunciona /&gt;} /&gt;</text:span></text:p>
        </text:list-item>
        <text:list-item>
          <text:p text:style-name="P28"><text:span text:style-name="Strong_20_Emphasis">Incluir no menu lateral</text:span> — adicione um link “ℹ️ Como Funciona” apontando para <text:span text:style-name="Source_20_Text">/como-funciona</text:span>.</text:p>
        </text:list-item>
        <text:list-item>
          <text:p text:style-name="P28"><text:span text:style-name="Strong_20_Emphasis">Reaproveitar ícones/components</text:span> — o componente usa <text:span text:style-name="Source_20_Text">lucide-react</text:span> + shadcn/ui (<text:span text:style-name="Source_20_Text">Card</text:span>, etc.); se ainda não estiverem instalados:</text:p>
          <text:p text:style-name="P19">bash</text:p>
          <text:p text:style-name="P19">CopiarEditar</text:p>
          <text:p text:style-name="P21"><text:span text:style-name="Source_20_Text">pnpm add lucide-react</text:span></text:p>
        </text:list-item>
        <text:list-item>
          <text:p text:style-name="P28"><text:span text:style-name="Strong_20_Emphasis">Ajustar textos</text:span> — cada card está fácil de editar dentro do array <text:span text:style-name="Source_20_Text">steps</text:span>; basta alterar título ou descrição sem tocar em layout.</text:p>
        </text:list-item>
      </text:list>
      <text:h text:style-name="Heading_20_3" text:outline-level="3">Próximos passos sugeridos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leLine2352297357664">
            <table:table-cell table:style-name="Tabela1.A1" office:value-type="string">
              <text:p text:style-name="Table_20_Heading">Prioridade</text:p>
            </table:table-cell>
            <table:table-cell table:style-name="Tabela1.A1" office:value-type="string">
              <text:p text:style-name="Table_20_Heading">Tarefa</text:p>
            </table:table-cell>
            <table:table-cell table:style-name="Tabela1.A1" office:value-type="string">
              <text:p text:style-name="Table_20_Heading">Sugestão de ação</text:p>
            </table:table-cell>
          </table:table-row>
        </table:table-header-rows>
        <table:table-row table:style-name="TableLine2352297361408">
          <table:table-cell table:style-name="Tabela1.A1" office:value-type="string">
            <text:p text:style-name="Table_20_Contents">🔧</text:p>
          </table:table-cell>
          <table:table-cell table:style-name="Tabela1.A1" office:value-type="string">
            <text:p text:style-name="Table_20_Contents">Corrigir <text:span text:style-name="Source_20_Text">Relatorio is not defined</text:span></text:p>
          </table:table-cell>
          <table:table-cell table:style-name="Tabela1.A1" office:value-type="string">
            <text:p text:style-name="Table_20_Contents">Verificar imports no <text:span text:style-name="Source_20_Text">relatorio.controller.ts</text:span>.</text:p>
          </table:table-cell>
        </table:table-row>
        <table:table-row table:style-name="TableLine2352297364288">
          <table:table-cell table:style-name="Tabela1.A1" office:value-type="string">
            <text:p text:style-name="Table_20_Contents">📊</text:p>
          </table:table-cell>
          <table:table-cell table:style-name="Tabela1.A1" office:value-type="string">
            <text:p text:style-name="Table_20_Contents">Gráficos administrativos</text:p>
          </table:table-cell>
          <table:table-cell table:style-name="Tabela1.A1" office:value-type="string">
            <text:p text:style-name="Table_20_Contents">Usar Chart.js ou Recharts na página <text:span text:style-name="Source_20_Text">/relatorio</text:span> consumindo o endpoint agregado.</text:p>
          </table:table-cell>
        </table:table-row>
        <table:table-row table:style-name="TableLine2352297365440">
          <table:table-cell table:style-name="Tabela1.A1" office:value-type="string">
            <text:p text:style-name="Table_20_Contents">🔐</text:p>
          </table:table-cell>
          <table:table-cell table:style-name="Tabela1.A1" office:value-type="string">
            <text:p text:style-name="Table_20_Contents">Autenticação MetaMask</text:p>
          </table:table-cell>
          <table:table-cell table:style-name="Tabela1.A1" office:value-type="string">
            <text:p text:style-name="Table_20_Contents">Integrar <text:span text:style-name="Source_20_Text">ethers.js</text:span> + backend para assinatura e proteção de rotas.</text:p>
          </table:table-cell>
        </table:table-row>
        <text:soft-page-break/>
        <table:table-row table:style-name="TableLine2352297357952">
          <table:table-cell table:style-name="Tabela1.A1" office:value-type="string">
            <text:p text:style-name="Table_20_Contents">🧠</text:p>
          </table:table-cell>
          <table:table-cell table:style-name="Tabela1.A1" office:value-type="string">
            <text:p text:style-name="Table_20_Contents">Ativar guia por voz</text:p>
          </table:table-cell>
          <table:table-cell table:style-name="Tabela1.A1" office:value-type="string">
            <text:p text:style-name="Table_20_Contents">Conectar o backend_ia (FastAPI) com Web Speech API no frontend.</text:p>
          </table:table-cell>
        </table:table-row>
      </table:table>
      <text:p text:style-name="Text_20_body">Quando quiser mexer em qualquer parte do componente ou seguir para o próximo item da lista, é só avisar!</text:p>
      <text:p text:style-name="P16">Perguntar ao ChatGPT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4T07:01:36.734000000</meta:creation-date>
    <dc:date>2025-07-12T14:07:22.204000000</dc:date>
    <meta:editing-duration>P2DT5H50M39S</meta:editing-duration>
    <meta:editing-cycles>7</meta:editing-cycles>
    <meta:generator>LibreOffice/7.3.2.2$Windows_X86_64 LibreOffice_project/49f2b1bff42cfccbd8f788c8dc32c1c309559be0</meta:generator>
    <meta:document-statistic meta:table-count="1" meta:image-count="0" meta:object-count="0" meta:page-count="11" meta:paragraph-count="359" meta:word-count="1774" meta:character-count="14056" meta:non-whitespace-character-count="11265"/>
  </office:meta>
</office:document-meta>
</file>